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ListParagraph" style:list-style-name="LFO1" style:family="paragraph">
      <style:text-properties fo:font-size="12pt" style:font-size-asian="12pt" style:font-size-complex="12pt"/>
    </style:style>
    <style:style style:name="P8" style:parent-style-name="ListParagraph" style:list-style-name="LFO1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list-style-name="LFO1" style:family="paragraph">
      <style:text-properties fo:font-size="12pt" style:font-size-asian="12pt" style:font-size-complex="12pt"/>
    </style:style>
    <style:style style:name="P11" style:parent-style-name="ListParagraph" style:family="paragraph">
      <style:paragraph-properties fo:margin-left="0.4375in">
        <style:tab-stops/>
      </style:paragraph-properties>
      <style:text-properties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paragraph-properties fo:margin-left="0.187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Use case:<text:s/>changing the speed of the fan</text:p>
      <text:p text:style-name="P2">Actor:<text:s/>user</text:p>
      <text:p text:style-name="P3">Trigger:<text:s/>increase or decrease the temperature</text:p>
      <text:p text:style-name="P4">Pre-condition: The user<text:s/>has the guide book</text:p>
      <text:p text:style-name="P5"/>
      <text:p text:style-name="P6">Main success scenario:</text:p>
      <text:list text:style-name="LFO1" text:continue-numbering="true">
        <text:list-item>
          <text:p text:style-name="P7">The user<text:s/>read the guide book to know what is the perfect temperature<text:s/>depending on the temperature and humidity.</text:p>
        </text:list-item>
        <text:list-item>
          <text:p text:style-name="P8">The user goes to fan settings in the application.</text:p>
        </text:list-item>
        <text:list-item>
          <text:p text:style-name="P9">Enter the<text:s/>value of the temperature<text:s/>that he wants to set.</text:p>
        </text:list-item>
        <text:list-item>
          <text:p text:style-name="P10">If the entered value does not compatible with right value depending on the temperature and humidity,<text:s/>the system will set the right temperature.</text:p>
        </text:list-item>
      </text:list>
      <text:p text:style-name="P11"/>
      <text:list text:style-name="LFO1" text:continue-numbering="true">
        <text:list-item>
          <text:p text:style-name="P12">Confirmation message will<text:s/>display on the screen.</text:p>
        </text:list-item>
      </text:list>
      <text:p text:style-name="P13"/>
      <text:p text:style-name="P14"/>
      <text:p text:style-name="P15">Extensions:</text:p>
      <text:p text:style-name="P16">4a <text:s text:c="20"/>1. <text:s/>If user wants to set his prefer value by ignoring the advised value,<text:s/>he can <text:s/></text:p>
      <text:p text:style-name="P17"><text:s text:c="26"/>unconfirm the message in 5. And reset his value again.</text:p>
      <text:p text:style-name="P18"><text:s text:c="24"/><text:s/>2.<text:s/>continue to 5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 hamza</meta:initial-creator>
    <dc:creator>bu hamza</dc:creator>
    <meta:creation-date>2020-03-17T00:13:00Z</meta:creation-date>
    <dc:date>2020-03-17T01:06:00Z</dc:date>
    <meta:template xlink:href="Normal" xlink:type="simple"/>
    <meta:editing-cycles>1</meta:editing-cycles>
    <meta:editing-duration>PT3060S</meta:editing-duration>
    <meta:document-statistic meta:page-count="1" meta:paragraph-count="1" meta:word-count="126" meta:character-count="821" meta:row-count="5" meta:non-whitespace-character-count="696"/>
  </office:meta>
</office:document-meta>
</file>